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2f84" officeooo:paragraph-rsid="000b2f84"/>
    </style:style>
    <style:style style:name="P2" style:family="paragraph" style:parent-style-name="Text_20_body" style:list-style-name="L2">
      <style:paragraph-properties fo:padding="0.049cm" fo:border="0.06pt solid #d9d9e3"/>
    </style:style>
    <style:style style:name="T1" style:family="text">
      <style:text-properties loext:padding="0.049cm" loext:border="0.06pt solid #d9d9e3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what are the problems facing patient.</text:p>
      <text:list xml:id="list4003366135" text:style-name="L2">
        <text:list-item>
          <text:p text:style-name="P2"><text:span text:style-name="Strong_20_Emphasis"><text:span text:style-name="T1">Access to Healthcare</text:span></text:span>: Many individuals, particularly those in underserved or rural areas, struggle to access timely and affordable healthcare services due to geographical, financial, or systemic barriers.</text:p>
        </text:list-item>
        <text:list-item>
          <text:p text:style-name="P2"><text:span text:style-name="Strong_20_Emphasis"><text:span text:style-name="T1">Cost of Care</text:span></text:span>: Healthcare costs, including insurance premiums, deductibles, copayments, and out-of-pocket expenses, can be a significant burden for patients, leading to delayed or avoided care.</text:p>
        </text:list-item>
        <text:list-item>
          <text:p text:style-name="P2"><text:span text:style-name="Strong_20_Emphasis"><text:span text:style-name="T1">Quality of Care</text:span></text:span>: Disparities in the quality of care can arise due to variations in healthcare provider skills, resources, and facilities. Inadequate quality of care can lead to misdiagnoses, ineffective treatments, or complications.</text:p>
        </text:list-item>
        <text:list-item>
          <text:p text:style-name="P2"><text:span text:style-name="Strong_20_Emphasis"><text:span text:style-name="T1">Medical Errors</text:span></text:span>: Patients may face the risk of medical errors, such as incorrect diagnoses, prescription errors, or surgical mistakes, which can have serious consequences on their health and well-being.</text:p>
        </text:list-item>
        <text:list-item>
          <text:p text:style-name="P2"><text:span text:style-name="Strong_20_Emphasis"><text:span text:style-name="T1">Communication Issues</text:span></text:span>: Effective communication between patients and healthcare providers is crucial, but miscommunication or lack of clear information can lead to misunderstandings, non-adherence to treatment plans, and suboptimal outcomes.</text:p>
        </text:list-item>
        <text:list-item>
          <text:p text:style-name="P2"><text:span text:style-name="Strong_20_Emphasis"><text:span text:style-name="T1">Wait Times</text:span></text:span>: Long wait times for appointments, tests, or procedures can lead to frustration and anxiety for patients, and in some cases, delays in necessary care.</text:p>
        </text:list-item>
        <text:list-item>
          <text:p text:style-name="P2"><text:span text:style-name="Strong_20_Emphasis"><text:span text:style-name="T1">Coordination of Care</text:span></text:span>: Patients with complex medical conditions often require care from multiple providers and specialists. Inadequate coordination among these providers can result in fragmented care and potential medical complications.</text:p>
        </text:list-item>
        <text:list-item>
          <text:p text:style-name="P2"><text:span text:style-name="Strong_20_Emphasis"><text:span text:style-name="T1">Health Information Privacy</text:span></text:span>: Concerns about the security and privacy of personal health information can deter patients from seeking care or sharing sensitive information with healthcare providers.</text:p>
        </text:list-item>
        <text:list-item>
          <text:p text:style-name="P2"><text:span text:style-name="Strong_20_Emphasis"><text:span text:style-name="T1">Health Literacy</text:span></text:span>: Limited health literacy can hinder a patient's ability to understand medical information, follow treatment plans, and make informed decisions about their health.</text:p>
        </text:list-item>
        <text:list-item>
          <text:p text:style-name="P2"><text:span text:style-name="Strong_20_Emphasis"><text:span text:style-name="T1">Cultural and Language Barriers</text:span></text:span>: Patients from diverse cultural and linguistic backgrounds may encounter difficulties in understanding medical information, leading to misunderstandings or inadequate care.</text:p>
        </text:list-item>
        <text:list-item>
          <text:p text:style-name="P2"><text:span text:style-name="Strong_20_Emphasis"><text:span text:style-name="T1">Mental Health Stigma</text:span></text:span>: Stigma surrounding mental health issues can discourage patients from seeking help for psychological or emotional challenges.</text:p>
        </text:list-item>
        <text:list-item>
          <text:p text:style-name="P2"><text:span text:style-name="Strong_20_Emphasis"><text:span text:style-name="T1">Chronic Illness Management</text:span></text:span>: Patients with chronic conditions may struggle to manage their conditions effectively, leading to complications and reduced quality of life.</text:p>
        </text:list-item>
        <text:list-item>
          <text:p text:style-name="P2"><text:span text:style-name="Strong_20_Emphasis"><text:span text:style-name="T1">End-of-Life Care</text:span></text:span>: Difficult decisions regarding end-of-life care, including advance care planning and palliative care, can be emotionally challenging for patients and their families.</text:p>
        </text:list-item>
        <text:list-item>
          <text:p text:style-name="P2"><text:span text:style-name="Strong_20_Emphasis"><text:span text:style-name="T1">Health Insurance Complexity</text:span></text:span>: Navigating the complexities of health insurance, including understanding coverage and dealing with claim denials, can be overwhelming for patients.</text:p>
        </text:list-item>
        <text:list-item>
          <text:p text:style-name="P2"><text:soft-page-break/><text:span text:style-name="Strong_20_Emphasis"><text:span text:style-name="T1">Limited Treatment Options</text:span></text:span>: Patients with rare diseases or conditions may face limited treatment options and difficulty finding specialized care.</text:p>
        </text:list-item>
      </text:list>
      <text:p text:style-name="Text_20_body"><text:line-break/></text:p>
      <text:p text:style-name="P1">2.why that problems occur.</text:p>
      <text:p text:style-name="P1">3.solutions to that problems.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2T09:31:35.792212561</meta:creation-date>
    <dc:date>2023-08-12T09:52:12.150893163</dc:date>
    <meta:editing-duration>PT10M26S</meta:editing-duration>
    <meta:editing-cycles>1</meta:editing-cycles>
    <meta:document-statistic meta:table-count="0" meta:image-count="0" meta:object-count="0" meta:page-count="2" meta:paragraph-count="19" meta:word-count="408" meta:character-count="2986" meta:non-whitespace-character-count="2610"/>
    <meta:generator>LibreOffice/7.3.7.2$Linux_X86_64 LibreOffice_project/30$Build-2</meta:generator>
  </office:meta>
</office:document-meta>
</file>